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000000002F00000003DEB79E9C260D951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7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7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7.751cm" fo:min-width="7.301cm"/>
    </style:style>
    <style:style style:name="pr1" style:family="presentation" style:parent-style-name="Classy_5f_Red-title">
      <style:graphic-properties draw:auto-grow-height="true" fo:min-height="10.133cm"/>
    </style:style>
    <style:style style:name="pr2" style:family="presentation" style:parent-style-name="Classy_5f_Red-subtitle">
      <style:graphic-properties draw:fill-color="#ffffff" draw:auto-grow-height="true" fo:min-height="4.8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3.505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3.505cm"/>
    </style:style>
    <style:style style:name="pr8" style:family="presentation" style:parent-style-name="Classy_5f_Red1-outline1">
      <style:graphic-properties fo:min-height="10.709cm"/>
    </style:style>
    <style:style style:name="pr9" style:family="presentation" style:parent-style-name="Classy_5f_Red1-notes">
      <style:graphic-properties fo:min-height="13.364cm"/>
    </style:style>
    <style:style style:name="pr10" style:family="presentation" style:parent-style-name="Classy_5f_Red-outline1" style:list-style-name="L4"/>
    <style:style style:name="pr11" style:family="presentation" style:parent-style-name="Classy_5f_Red-notes">
      <style:graphic-properties draw:auto-grow-height="true" fo:min-height="13.364cm"/>
    </style:style>
    <style:style style:name="co1" style:family="table-column">
      <style:table-column-properties style:column-width="12.494cm" style:use-optimal-column-width="false"/>
    </style:style>
    <style:style style:name="co2" style:family="table-column">
      <style:table-column-properties style:column-width="12.506cm" style:use-optimal-column-width="false"/>
    </style:style>
    <style:style style:name="ro1" style:family="table-row">
      <style:table-row-properties style:row-height="1.955cm"/>
    </style:style>
    <style:style style:name="ro2" style:family="table-row">
      <style:table-row-properties style:row-height="1.957cm"/>
    </style:style>
    <style:style style:name="ce1" style:family="table-cell">
      <style:text-properties fo:color="#000000" fo:font-size="18pt" style:font-size-asian="32pt" style:font-size-complex="24pt"/>
    </style:style>
    <style:style style:name="ce2" style:family="table-cell">
      <loext:graphic-properties style:repeat="repeat"/>
      <style:text-properties fo:color="#000000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665cm" fo:text-indent="0cm"/>
    </style:style>
    <style:style style:name="P4" style:family="paragraph">
      <style:text-properties style:font-size-asian="32pt" style:font-size-complex="24pt"/>
    </style:style>
    <style:style style:name="P5" style:family="paragraph">
      <style:text-properties fo:color="#000000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7243a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edad0b"/>
      <style:paragraph-properties fo:text-align="center"/>
    </style:style>
    <style:style style:name="P10" style:family="paragraph">
      <loext:graphic-properties draw:fill="solid" draw:fill-color="#009f8c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3" style:family="text">
      <style:text-properties fo:color="#000000" fo:font-size="18pt" style:font-size-asian="32pt" style:font-size-complex="24pt"/>
    </style:style>
    <style:style style:name="T4" style:family="text">
      <style:text-properties fo:color="#000000" style:font-size-asian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10.133cm" svg:x="0.022cm" svg:y="2.4cm" presentation:class="title" presentation:user-transformed="true">
          <draw:text-box>
            <text:p>Linux 0.11 运行过程可视化</text:p>
          </draw:text-box>
        </draw:frame>
        <draw:frame presentation:style-name="pr2" draw:text-style-name="P1" draw:layer="layout" svg:width="14.599cm" svg:height="4.8cm" svg:x="10.6cm" svg:y="13.333cm" presentation:class="subtitle" presentation:user-transformed="true">
          <draw:text-box>
            <text:p><text:span text:style-name="T1">阶段性报告：数据提取部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505cm" svg:x="1.4cm" svg:y="2.094cm" presentation:class="title">
          <draw:text-box>
            <text:p>这几周做了什么</text:p>
          </draw:text-box>
        </draw:frame>
        <draw:frame presentation:style-name="pr5" draw:layer="layout" svg:width="25.199cm" svg:height="13.067cm" svg:x="1.4cm" svg:y="6.133cm" presentation:class="outline" presentation:user-transformed="true">
          <draw:text-box>
            <text:list text:style-name="L2">
              <text:list-item>
                <text:p>彻底确定了数据提取方法</text:p>
              </text:list-item>
              <text:list-item>
                <text:p>彻底完成了数据提取环境的搭建</text:p>
              </text:list-item>
              <text:list-item>
                <text:p>与宋振华一同提取数据</text:p>
              </text:list-item>
              <text:list-item>
                <text:p>修复发现的bug</text:p>
              </text:list-item>
              <text:list-item>
                <text:p><text:span text:style-name="T2">与宋振华一同</text:span>提取数据</text:p>
              </text:list-item>
              <text:list-item>
                <text:p>修复发现的bug</text:p>
              </text:list-item>
              <text:list-item>
                <text:p>…………………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505cm" svg:x="1.4cm" svg:y="2.094cm" presentation:class="title">
          <draw:text-box>
            <text:p>成果</text:p>
          </draw:text-box>
        </draw:frame>
        <draw:frame presentation:style-name="pr8" draw:layer="layout" svg:width="25.199cm" svg:height="10.959cm" svg:x="1.4cm" svg:y="6.133cm" presentation:class="outline" presentation:user-transformed="true">
          <draw:text-box>
            <text:list text:style-name="L2">
              <text:list-item>
                <text:p text:style-name="P3"><text:span text:style-name="T2">宋振华在所有函数上加了断点，所以提取到了从开机到进入命令行输入</text:span><text:span text:style-name="T2">echo [</text:span><text:span text:style-name="T2">某字符串</text:span><text:span text:style-name="T2">]</text:span><text:span text:style-name="T2">期间在内核里发生的所有的调用数据。</text:span></text:p>
              </text:list-item>
              <text:list-item>
                <text:p>对提取的数据做了一下初步统计</text:p>
              </text:list-item>
              <text:list-item>
                <text:p>发现调用大部分来自sched.c里的函数，软盘启动时大约调用了十多万次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505cm" svg:x="1.4cm" svg:y="2.094cm" presentation:class="title">
          <draw:text-box>
            <text:p>反思</text:p>
          </draw:text-box>
        </draw:frame>
        <draw:frame presentation:style-name="pr8" draw:layer="layout" svg:width="25.199cm" svg:height="10.959cm" svg:x="1.4cm" svg:y="6.133cm" presentation:class="outline">
          <draw:text-box>
            <text:list text:style-name="L2">
              <text:list-item>
                <text:p><text:span text:style-name="T2">我组合作方案不太科学，宋振华干活时我是阻塞的，我干活的时候宋振华</text:span>是阻塞的，单线程效率略低。</text:p>
              </text:list-item>
              <text:list-item>
                <text:p><text:span text:style-name="T2">分工不太科学，前面几周我忙得很，这几周宋振华</text:span>忙的很</text:p>
              </text:list-item>
              <text:list-item>
                <text:p>（后面几周我可能得自己“找事”了。）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505cm" svg:x="1.4cm" svg:y="2.094cm" presentation:class="title">
          <draw:text-box>
            <text:p>我的详细工作内容</text:p>
          </draw:text-box>
        </draw:frame>
        <draw:frame draw:style-name="standard" draw:layer="layout" svg:width="24.999cm" svg:height="11.731cm" svg:x="1.4cm" svg:y="6.1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3">退出时清理环境</text:span></text:p>
              </table:table-cell>
              <table:table-cell table:style-name="ce2">
                <text:p text:style-name="P5"><text:span text:style-name="T4">不是所有地方都能断点</text:span></text:p>
              </table:table-cell>
            </table:table-row>
            <table:table-row table:style-name="ro1" table:default-cell-style-name="ce2">
              <table:table-cell>
                <text:p><text:span text:style-name="T4">Sleep 2s</text:span><text:span text:style-name="T4">时间太短</text:span></text:p>
              </table:table-cell>
              <table:table-cell>
                <text:p text:style-name="P5"><text:span text:style-name="T4">实现硬盘启动</text:span></text:p>
              </table:table-cell>
            </table:table-row>
            <table:table-row table:style-name="ro1" table:default-cell-style-name="ce2">
              <table:table-cell>
                <text:p><text:span text:style-name="T4">更好用的文本编辑器</text:span></text:p>
              </table:table-cell>
              <table:table-cell>
                <text:p text:style-name="P5"><text:span text:style-name="T4">随便清理引发的新</text:span><text:span text:style-name="T4">bug</text:span></text:p>
              </table:table-cell>
            </table:table-row>
            <table:table-row table:style-name="ro1" table:default-cell-style-name="ce2">
              <table:table-cell>
                <text:p><text:span text:style-name="T4">增加说明</text:span></text:p>
              </table:table-cell>
              <table:table-cell>
                <text:p text:style-name="P5"><text:span text:style-name="T4">实现修改硬盘</text:span></text:p>
              </table:table-cell>
            </table:table-row>
            <table:table-row table:style-name="ro1" table:default-cell-style-name="ce2">
              <table:table-cell>
                <text:p><text:span text:style-name="T4">虚拟机</text:span><text:span text:style-name="T4">4</text:span><text:span text:style-name="T4">核不比</text:span><text:span text:style-name="T4">2</text:span><text:span text:style-name="T4">核快</text:span></text:p>
              </table:table-cell>
              <table:table-cell>
                <text:p text:style-name="P5"><text:span text:style-name="T4">gdb</text:span><text:span text:style-name="T4">低效不影响时钟中断</text:span></text:p>
              </table:table-cell>
            </table:table-row>
            <table:table-row table:style-name="ro2" table:default-cell-style-name="ce2">
              <table:table-cell>
                <text:p><text:span text:style-name="T4">bochs</text:span><text:span text:style-name="T4">需要两种运行模式</text:span></text:p>
              </table:table-cell>
              <table:table-cell>
                <text:p text:style-name="P5"><text:span text:style-name="T4">…………………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505cm" svg:x="1.4cm" svg:y="2.094cm" presentation:class="title" presentation:user-transformed="true">
          <draw:text-box>
            <text:p>下一步</text:p>
          </draw:text-box>
        </draw:frame>
        <draw:custom-shape draw:style-name="gr2" draw:text-style-name="P7" draw:layer="layout" svg:width="7.6cm" svg:height="8cm" svg:x="3.2cm" svg:y="8cm">
          <text:p text:style-name="P6">决定哪些数据</text:p>
          <text:p text:style-name="P6">是对我们有用的，</text:p>
          <text:p text:style-name="P6">可以用于可视化</text:p>
          <draw:enhanced-geometry svg:viewBox="0 0 21600 21600" draw:text-areas="0 0 21600 21600" draw:type="pentagon-right" draw:modifiers="16197.86870148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9" draw:layer="layout" svg:width="7.8cm" svg:height="8cm" svg:x="10.2cm" svg:y="8cm">
          <text:p text:style-name="P8">对导出的数据</text:p>
          <text:p text:style-name="P6">进行</text:p>
          <text:p text:style-name="P6">有针对的过滤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7.8cm" svg:height="8cm" svg:x="17.304cm" svg:y="8cm">
          <text:p text:style-name="P6">调试可视化</text:p>
          <text:p text:style-name="P6">部分</text:p>
          <text:p text:style-name="P6">完成最终任务</text:p>
          <draw:enhanced-geometry svg:viewBox="0 0 21600 21600" draw:text-areas="0 0 21600 21600" draw:type="chevron" draw:modifiers="16197.92334316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office:forms form:automatic-focus="false" form:apply-design-mode="false"/>
        <draw:frame presentation:style-name="pr1" draw:layer="layout" svg:width="25.199cm" svg:height="10.133cm" svg:x="0cm" svg:y="2.4cm" presentation:class="title" presentation:user-transformed="true">
          <draw:text-box>
            <text:p>Linux 0.11 运行过程可视化</text:p>
          </draw:text-box>
        </draw:frame>
        <draw:frame presentation:style-name="pr10" draw:layer="layout" svg:width="14.599cm" svg:height="4.8cm" svg:x="10.6cm" svg:y="13.333cm" presentation:class="outline">
          <draw:text-box>
            <text:list text:style-name="L4">
              <text:list-item>
                <text:p>没了，谢谢大家</text:p>
              </text:list-item>
              <text:list-item>
                <text:p>By 陈宇翔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SC Regular" style:font-size-asian="24pt" style:language-asian="zh" style:country-asian="CN" style:font-name-complex="Noto Sans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svg:stroke-color="#3465a4" draw:fill="none" draw:fill-gradient-name="Gradient_20_1" draw:fill-hatch-name="Hatching_20_91" draw:fill-image-name="Bitmap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533cm" fo:text-indent="0cm"/>
      <style:text-properties fo:font-size="37.4000015258789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99cm" fo:text-indent="0cm"/>
      <style:text-properties fo:font-size="32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66cm" fo:text-indent="0cm"/>
      <style:text-properties fo:font-size="26.7000007629395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33cm" fo:text-indent="0cm"/>
      <style:text-properties fo:font-size="26.7000007629395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text-properties fo:color="#ffffff" fo:font-size="14pt" style:font-size-asian="32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ffffff" fo:font-size="14pt" style:font-size-asian="32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/>
      <style:text-properties fo:color="#ffffff" fo:font-size="14pt" style:font-size-asian="32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ffffff" fo:font-size="14pt" style:font-size-asian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2.152cm" svg:x="0cm" svg:y="18.906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" draw:text-style-name="MP7" draw:layer="backgroundobjects" svg:width="6.523cm" svg:height="1.448cm" svg:x="4.8cm" svg:y="19.5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11.725cm" svg:y="19.525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448cm" svg:x="21.2cm" svg:y="19.525cm" presentation:class="page-number">
        <draw:text-box>
          <text:p text:style-name="MP10"><text:span text:style-name="MT2"><text:page-number>&lt;编号&gt;</text:page-number></text:span></text:p>
        </draw:text-box>
      </draw:frame>
      <draw:frame draw:style-name="Mgr3" draw:text-style-name="MP5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3.505cm" svg:x="1.4cm" svg:y="2.094cm" presentation:class="title" presentation:placeholder="true">
        <draw:text-box/>
      </draw:frame>
      <draw:frame presentation:style-name="Classy_5f_Red1-outline1" draw:layer="backgroundobjects" svg:width="25.199cm" svg:height="10.959cm" svg:x="1.4cm" svg:y="6.133cm" presentation:class="outline" presentation:placeholder="true">
        <draw:text-box/>
      </draw:frame>
      <draw:frame presentation:style-name="Mpr5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6" draw:text-style-name="MP14" draw:layer="backgroundobjects" svg:width="8.875cm" svg:height="1.448cm" svg:x="11.726cm" svg:y="20.001cm">
        <draw:text-box>
          <text:p text:style-name="MP13"><text:span text:style-name="MT3"><presentation:footer/></text:span></text:p>
        </draw:text-box>
      </draw:frame>
      <draw:frame presentation:style-name="Mpr6" draw:text-style-name="MP16" draw:layer="backgroundobjects" svg:width="6.523cm" svg:height="1.448cm" svg:x="21.277cm" svg:y="20.001cm">
        <draw:text-box>
          <text:p text:style-name="MP15"><text:span text:style-name="MT3"><text:page-number>&lt;编号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0:30:00.270874438</meta:creation-date>
    <meta:editing-duration>PT7M58S</meta:editing-duration>
    <meta:editing-cycles>8</meta:editing-cycles>
    <meta:generator>LibreOffice/6.1.2.1$Linux_X86_64 LibreOffice_project/10$Build-1</meta:generator>
    <dc:title>Classy Red</dc:title>
    <dc:date>2018-12-23T15:21:05.862959848</dc:date>
    <meta:document-statistic meta:object-count="67"/>
  </office:meta>
</office:document-meta>
</file>